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Listenabsatz" style:list-style-name="LFO1" style:family="paragraph"/>
    <style:style style:name="P3" style:parent-style-name="Listenabsatz" style:list-style-name="LFO1" style:family="paragraph">
      <style:text-properties fo:font-weight="bold" style:font-weight-asian="bold" style:font-weight-complex="bold"/>
    </style:style>
    <style:style style:name="P4" style:parent-style-name="Listenabsatz" style:list-style-name="LFO1" style:family="paragraph"/>
    <style:style style:name="P5" style:parent-style-name="Listenabsatz" style:list-style-name="LFO1" style:family="paragraph"/>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P8" style:parent-style-name="Listenabsatz" style:list-style-name="LFO1" style:family="paragraph"/>
    <style:style style:name="P9" style:parent-style-name="Listenabsatz" style:list-style-name="LFO1" style:family="paragraph">
      <style:text-properties fo:font-weight="bold" style:font-weight-asian="bold" style:font-weight-complex="bold"/>
    </style:style>
    <style:style style:name="P10" style:parent-style-name="Listenabsatz" style:list-style-name="LFO1" style:family="paragraph"/>
    <style:style style:name="T11" style:parent-style-name="Absatz-Standardschriftart" style:family="text">
      <style:text-properties style:font-weight-complex="bold"/>
    </style:style>
    <style:style style:name="P12" style:parent-style-name="Listenabsatz" style:list-style-name="LFO1" style:family="paragraph"/>
    <style:style style:name="T13" style:parent-style-name="Absatz-Standardschriftart" style:family="text">
      <style:text-properties style:font-weight-complex="bold"/>
    </style:style>
    <style:style style:name="P14" style:parent-style-name="Listenabsatz" style:list-style-name="LFO1" style:family="paragraph"/>
    <style:style style:name="T15" style:parent-style-name="Absatz-Standardschriftart" style:family="text">
      <style:text-properties style:font-weight-complex="bold"/>
    </style:style>
    <style:style style:name="P16" style:parent-style-name="Listenabsatz" style:list-style-name="LFO1" style:family="paragraph"/>
    <style:style style:name="T17" style:parent-style-name="Absatz-Standardschriftart" style:family="text">
      <style:text-properties style:font-weight-complex="bold"/>
    </style:style>
    <style:style style:name="P18" style:parent-style-name="Listenabsatz" style:family="paragraph">
      <style:paragraph-properties fo:margin-left="1.5in">
        <style:tab-stops/>
      </style:paragraph-properties>
    </style:style>
    <style:style style:name="P1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 style:parent-style-name="Listenabsatz" style:list-style-name="LFO1" style:family="paragraph"/>
    <style:style style:name="P21" style:parent-style-name="Listenabsatz" style:list-style-name="LFO1" style:family="paragraph"/>
    <style:style style:name="P22" style:parent-style-name="Standard" style:family="paragraph">
      <style:text-properties fo:font-weight="bold" style:font-weight-asian="bold" style:text-underline-type="single" style:text-underline-style="solid" style:text-underline-width="auto" style:text-underline-mode="continuous"/>
    </style:style>
    <style:style style:name="P23" style:parent-style-name="Listenabsatz" style:list-style-name="LFO2" style:family="paragraph">
      <style:text-properties style:font-weight-complex="bold"/>
    </style:style>
    <style:style style:name="P24" style:parent-style-name="Listenabsatz" style:list-style-name="LFO2" style:family="paragraph">
      <style:text-properties style:font-weight-complex="bold"/>
    </style:style>
    <style:style style:name="P25" style:parent-style-name="Listenabsatz" style:list-style-name="LFO2" style:family="paragraph">
      <style:text-properties style:font-weight-complex="bold"/>
    </style:style>
    <style:style style:name="P26" style:parent-style-name="Listenabsatz" style:list-style-name="LFO2" style:family="paragraph">
      <style:text-properties style:font-weight-complex="bold"/>
    </style:style>
    <style:style style:name="P27" style:parent-style-name="Listenabsatz" style:list-style-name="LFO2" style:family="paragraph">
      <style:text-properties style:font-weight-complex="bold"/>
    </style:style>
    <style:style style:name="P28" style:parent-style-name="Standard" style:family="paragraph">
      <style:text-properties style:font-weight-complex="bold"/>
    </style:style>
    <style:style style:name="P29" style:parent-style-name="Listenabsatz" style:family="paragraph">
      <style:paragraph-properties fo:margin-left="0.9833in">
        <style:tab-stops/>
      </style:paragraph-properties>
    </style:style>
    <style:style style:name="P30" style:parent-style-name="Standard" style:family="paragraph">
      <style:paragraph-properties fo:margin-left="1.375in">
        <style:tab-stops/>
      </style:paragraph-properties>
    </style:style>
  </office:automatic-styles>
  <office:body>
    <office:text text:use-soft-page-breaks="true">
      <text:p text:style-name="P1">Output Aktionen</text:p>
      <text:list text:style-name="LFO1" text:continue-numbering="true">
        <text:list-item>
          <text:p text:style-name="P2">Einfluss der Bewegungsart</text:p>
          <text:list text:continue-numbering="true">
            <text:list-item>
              <text:p text:style-name="P3">Jeweils ein Output Neuron für X und Y Bewegung</text:p>
              <text:list text:continue-numbering="true">
                <text:list-item>
                  <text:p text:style-name="P4">Kein Bewegungsmuster zu erkennen -&gt; Kein Lerneffekt (Kann das Netz nicht mit einem Koordinatensystem umgehen?) Kreaturen sind schneller<text:s/>gestorben als sie Nachfolger Produziert haben =&gt; Simulation ist nicht in Gang gekommen</text:p>
                </text:list-item>
              </text:list>
            </text:list-item>
            <text:list-item>
              <text:p text:style-name="P5">Kreaturen haben eine Blickrichtung bekommen und somit eine Richtung in die sie gehen können<text:s/><text:span text:style-name="T6">Kreaturen haben ein Output Neuron um Nach vorne zu gehen und eins um sich zu<text:s/></text:span><text:span text:style-name="T7">Rotieren</text:span></text:p>
              <text:list text:continue-numbering="true">
                <text:list-item>
                  <text:p text:style-name="P8">In den ersten Generationen kreisen die Kreaturen und kommen ins Wasser und streben. Nachkommen passen teilweiße ihre Kreise an und verlassen damit nicht ihr Land</text:p>
                </text:list-item>
              </text:list>
            </text:list-item>
            <text:list-item>
              <text:p text:style-name="P9">Die Rotation wird jetzt über zwei outputNeuronen Kontrolliert, die von einander abgezogen werden.<text:s/></text:p>
              <text:list text:continue-numbering="true">
                <text:list-item>
                  <text:p text:style-name="P10"><text:span text:style-name="T11">Auswirkungen:</text:span></text:p>
                  <text:list text:continue-numbering="true">
                    <text:list-item>
                      <text:p text:style-name="P12"><text:span text:style-name="T13">Kreaturen sind Langsamer geworden</text:span></text:p>
                    </text:list-item>
                    <text:list-item>
                      <text:p text:style-name="P14"><text:span text:style-name="T15">Populationsize steigt</text:span></text:p>
                    </text:list-item>
                    <text:list-item>
                      <text:p text:style-name="P16"><text:span text:style-name="T17">Kreaturen Leben durchschnittlich länger</text:span></text:p>
                    </text:list-item>
                  </text:list>
                </text:list-item>
              </text:list>
            </text:list-item>
          </text:list>
        </text:list-item>
      </text:list>
      <text:p text:style-name="P18"/>
      <text:p text:style-name="P19">Input Werte</text:p>
      <text:list text:style-name="LFO1" text:continue-numbering="true">
        <text:list-item>
          <text:p text:style-name="P20">Einfluss eines Fühlers</text:p>
          <text:list text:continue-numbering="true">
            <text:list-item>
              <text:p text:style-name="P21">Seitdem die Kreaturen einen Fühler haben Tasten sie sich am Rand zum Wasser entlang. Kaum Noch Kreaturen im Wasser. Kreaturen legen viel größer strecken zurück. Als sie noch keine Fühler hatten Haben sie hauptsächlich gekreißt.</text:p>
            </text:list-item>
          </text:list>
        </text:list-item>
      </text:list>
      <text:p text:style-name="Standard">Kreaturen gehen überhauptnicht sichtbar auf die foodvalue ein, die sie am Fühler als input bekommen.</text:p>
      <text:p text:style-name="Standard">Jetzt mehrere Fühler einbauen. Um zu erreichen, das eine Kreatur zwischen verschiedenen Richtungen (z.b. Links und Rechts) unterscheiden kann.</text:p>
      <text:p text:style-name="Standard">Vermutung, das Kreaturen imoment nicht dazu neigen mit dem Fühler hinund her zu schwingen,<text:s/>da eine Aktion sich nur verändern kann, wenn sich ein Input verändert -&gt; kein input schwingt alse kein oszilierender output.</text:p>
      <text:p text:style-name="Standard"/>
      <text:p text:style-name="Standard">Möglichkeit mehrerer Fühler ist eingebaut eine Kreatur kann jetzt beliebig viele Fühler machen weitere untersuchungen laufen</text:p>
      <text:p text:style-name="Standard"/>
      <text:p text:style-name="Standard">Experimentell mal regeln fürs essen wie eatMult und maximale essensmenge pro step verschärft .Simulation dauert länger bis es in eine stabile phase komm<text:s/></text:p>
      <text:p text:style-name="Standard">Immer noch keine Kreaturen die sich bevorzugt richtung Futter Bewegen ErkennBarPopulationsize schwingt<text:s/>hin und her zwischen bis kleiner 100 bis 150 oder so . schwingt und schwingt und schwingt…</text:p>
      <text:p text:style-name="Standard">Versuche jetzt die Inputs von Foodvalue mit 100 zu Multiplizieren</text:p>
      <text:p text:style-name="Standard">Fazit auch wenn man das Essen langsamer macht und foodvalue input mit 100 Multipliziert kommen die<text:s/>Kreaturen nicht auf die Idee sich richtung futter zu bewegen</text:p>
      <text:p text:style-name="Standard"/>
      <text:p text:style-name="P22">Auswirkungen von dem konstanten abzug von Energie auf Wasser und Land:</text:p>
      <text:list text:style-name="LFO2" text:continue-numbering="true">
        <text:list-item>
          <text:p text:style-name="P23">Abzug auf wasser erniedrigt</text:p>
          <text:list text:continue-numbering="true">
            <text:list-item>
              <text:p text:style-name="P24">Mehr Kreaturen auf wasser</text:p>
            </text:list-item>
          </text:list>
        </text:list-item>
        <text:list-item>
          <text:p text:style-name="P25">Abzug auf wasser erhöht</text:p>
          <text:list text:continue-numbering="true">
            <text:list-item>
              <text:p text:style-name="P26">Weniger Kreaturen auf wasser</text:p>
            </text:list-item>
            <text:list-item>
              <text:p text:style-name="P27">Kreaturen entwickeln besseren umgang mit wasser</text:p>
            </text:list-item>
          </text:list>
        </text:list-item>
      </text:list>
      <text:p text:style-name="P28">Wenn man den abzug auf<text:s/></text:p>
      <text:p text:style-name="Standard"/>
      <text:p text:style-name="P29"/>
      <text:p text:style-name="Standard"/>
      <text:p text:style-name="Standard"/>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lix v</meta:initial-creator>
    <dc:creator>Felix v</dc:creator>
    <meta:creation-date>2020-10-23T12:27:00Z</meta:creation-date>
    <dc:date>2020-10-24T20:23:00Z</dc:date>
    <meta:template xlink:href="Normal.dotm" xlink:type="simple"/>
    <meta:editing-cycles>5</meta:editing-cycles>
    <meta:editing-duration>PT0S</meta:editing-duration>
    <meta:document-statistic meta:page-count="1" meta:paragraph-count="5" meta:word-count="348" meta:character-count="2537" meta:row-count="18" meta:non-whitespace-character-count="2194"/>
  </office:meta>
</office:document-meta>
</file>